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2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Terminer?</text:p>
          </table:table-cell>
        </table:table-row>
        <table:table-row table:style-name="ro1">
          <table:table-cell office:value-type="string" calcext:value-type="string">
            <text:p>Comprendre R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réer une paire de cl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rypter la clé priv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Décrypter la clé priv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rypter un fich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Décrypter un fich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rranger les fonc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office:value-type="string" calcext:value-type="string">
            <text:p>Arranger le contenu de la page d’accuei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ranger le contenu de présent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ranger le contenu de desig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ranger le contenu de développe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ranger le contenu de à propo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ranger le contenu de service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2T10:31:26.123000000</meta:creation-date>
    <dc:date>2026-02-02T10:42:43.805000000</dc:date>
    <meta:editing-duration>PT11M17S</meta:editing-duration>
    <meta:editing-cycles>1</meta:editing-cycles>
    <meta:document-statistic meta:table-count="1" meta:cell-count="36" meta:object-count="0"/>
    <meta:generator>LibreOffice/7.6.0.3$Windows_X86_64 LibreOffice_project/69edd8b8ebc41d00b4de3915dc82f8f0fc3b6265</meta:generator>
  </office:meta>
</office:document-meta>
</file>